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f0c26" officeooo:paragraph-rsid="001f0c26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officeooo:rsid="001f0c26" officeooo:paragraph-rsid="001f0c26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20d2e1" officeooo:paragraph-rsid="0020d2e1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228a96" officeooo:paragraph-rsid="00228a96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249661" officeooo:paragraph-rsid="00249661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251527" officeooo:paragraph-rsid="00251527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29440a" officeooo:paragraph-rsid="0029440a"/>
    </style:style>
    <style:style style:name="T1" style:family="text">
      <style:text-properties officeooo:rsid="002452dc"/>
    </style:style>
    <style:style style:name="T2" style:family="text">
      <style:text-properties officeooo:rsid="0026ea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jet cas Pratique 1</text:p>
      <text:p text:style-name="P1"/>
      <text:p text:style-name="P2">Dossier 1</text:p>
      <text:p text:style-name="P3"/>
      <text:p text:style-name="P3">Motif de licenciement : Absence répétée qui désorganise le service de l’entreprise, cause réelle et sérieuse de licenciement</text:p>
      <text:p text:style-name="P3"/>
      <text:p text:style-name="P3">1) Monsieur Cader à été victime de licenciement abusif (licenciement sans motif)</text:p>
      <text:p text:style-name="P3"/>
      <text:p text:style-name="P4">2) <text:span text:style-name="T1">Le salarié peut bénéficier de 5 mois de salaires, ou d’une réintégration dans l’entreprise si l’employeur d’accord, et que lui aussi est d’accord</text:span></text:p>
      <text:p text:style-name="P4"/>
      <text:p text:style-name="P4"/>
      <text:p text:style-name="P5">Dossier 2</text:p>
      <text:p text:style-name="P5"/>
      <text:p text:style-name="P6">1) <text:span text:style-name="T2">Oui la société risque une condamnation car dans le cadre d’un CDD de remplacement, le contrat doit forcément spécifier le nom de la personne remplacée</text:span></text:p>
      <text:p text:style-name="P6"/>
      <text:p text:style-name="P6"/>
      <text:p text:style-name="P7">Dossier 3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Da SIlveira</meta:initial-creator>
    <meta:creation-date>2023-10-13T14:18:06.795995749</meta:creation-date>
    <dc:date>2023-10-13T14:35:58.067019505</dc:date>
    <dc:creator>Lucas Da SIlveira</dc:creator>
    <meta:editing-duration>PT17M48S</meta:editing-duration>
    <meta:editing-cycles>9</meta:editing-cycles>
    <meta:generator>LibreOffice/7.5.6.2$Linux_X86_64 LibreOffice_project/50$Build-2</meta:generator>
    <meta:document-statistic meta:table-count="0" meta:image-count="0" meta:object-count="0" meta:page-count="1" meta:paragraph-count="8" meta:word-count="90" meta:character-count="552" meta:non-whitespace-character-count="470"/>
  </office:meta>
</office:document-meta>
</file>